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4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5" style:family="paragraph" style:parent-style-name="Footnote">
      <style:text-properties officeooo:rsid="0072cdcf" officeooo:paragraph-rsid="0072cdcf"/>
    </style:style>
    <style:style style:name="P16" style:family="paragraph" style:parent-style-name="Text_20_body">
      <style:text-properties officeooo:rsid="00681159" officeooo:paragraph-rsid="00681159"/>
    </style:style>
    <style:style style:name="P17" style:family="paragraph" style:parent-style-name="Text_20_body" style:master-page-name="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  <style:text-properties officeooo:rsid="00681159" officeooo:paragraph-rsid="00681159"/>
    </style:style>
    <style:style style:name="P18" style:family="paragraph" style:parent-style-name="Text_20_body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rsid="00681159" officeooo:paragraph-rsid="00681159"/>
    </style:style>
    <style:style style:name="P19" style:family="paragraph" style:parent-style-name="Text_20_body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style:font-name="Source Code Pro Semibold" fo:font-size="12pt" fo:language="ru" fo:country="RU" officeooo:rsid="00681159" officeooo:paragraph-rsid="00681159" style:font-size-asian="12pt" style:font-size-complex="12pt"/>
    </style:style>
    <style:style style:name="P20" style:family="paragraph" style:parent-style-name="List_20_Paragraph">
      <loext:graphic-properties draw:fill="none"/>
      <style:paragraph-properties fo:margin-left="0.801cm" fo:margin-right="0cm" fo:margin-top="0cm" fo:margin-bottom="0cm" style:contextual-spacing="true" fo:text-align="center" style:justify-single-word="false" fo:orphans="2" fo:widows="2" fo:text-indent="-0.6cm" style:auto-text-indent="false" fo:background-color="transparent" style:writing-mode="lr-tb"/>
      <style:text-properties style:font-name="PT Astra Serif2" fo:font-size="20.7999992370605pt" fo:language="ru" fo:country="RU" fo:font-weight="bold" officeooo:rsid="00800b8e" officeooo:paragraph-rsid="00800b8e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2" style:family="paragraph" style:parent-style-name="Heading_20_2">
      <style:text-properties officeooo:rsid="00699b26" officeooo:paragraph-rsid="00699b26"/>
    </style:style>
    <style:style style:name="P2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fo:language="ru" fo:country="RU" officeooo:rsid="007d088e" officeooo:paragraph-rsid="007d088e" style:font-size-asian="16pt" style:font-size-complex="16pt"/>
    </style:style>
    <style:style style:name="P2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dcf2e" officeooo:paragraph-rsid="007dcf2e"/>
    </style:style>
    <style:style style:name="P27" style:family="paragraph" style:parent-style-name="Text_20_body">
      <style:text-properties officeooo:rsid="007dcf2e" officeooo:paragraph-rsid="007dcf2e"/>
    </style:style>
    <style:style style:name="P28" style:family="paragraph" style:parent-style-name="Text_20_body">
      <style:text-properties officeooo:rsid="00800b8e" officeooo:paragraph-rsid="00800b8e"/>
    </style:style>
    <style:style style:name="P29" style:family="paragraph" style:parent-style-name="Мой_20_код" style:list-style-name="Нумерация_20_кода">
      <style:text-properties officeooo:paragraph-rsid="00699b26"/>
    </style:style>
    <style:style style:name="P3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99b26" fo:background-color="transparent"/>
    </style:style>
    <style:style style:name="P3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3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officeooo:paragraph-rsid="00699b26" fo:background-color="transparent"/>
    </style:style>
    <style:style style:name="T1" style:family="text">
      <style:text-properties officeooo:rsid="00160dc7"/>
    </style:style>
    <style:style style:name="T2" style:family="text">
      <style:text-properties officeooo:rsid="00328e42"/>
    </style:style>
    <style:style style:name="T3" style:family="text">
      <style:text-properties officeooo:rsid="0039bf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8e42" style:font-weight-asian="bold" style:font-weight-complex="bold"/>
    </style:style>
    <style:style style:name="T6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7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7dcf2e"/>
    </style:style>
    <style:style style:name="T11" style:family="text">
      <style:text-properties fo:language="en" fo:country="US" officeooo:rsid="00800b8e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5ec9a5"/>
    </style:style>
    <style:style style:name="T14" style:family="text">
      <style:text-properties fo:language="ru" fo:country="RU" officeooo:rsid="007dcf2e"/>
    </style:style>
    <style:style style:name="T15" style:family="text">
      <style:text-properties fo:language="ru" fo:country="RU" officeooo:rsid="00800b8e"/>
    </style:style>
    <style:style style:name="T16" style:family="text">
      <style:text-properties officeooo:rsid="006357f7"/>
    </style:style>
    <style:style style:name="T17" style:family="text">
      <style:text-properties style:font-name="Source Code Pro Semibold" fo:font-size="12pt" fo:language="ru" fo:country="RU" style:font-size-asian="12pt" style:font-size-complex="12pt"/>
    </style:style>
    <style:style style:name="T18" style:family="text">
      <style:text-properties fo:color="#007020" loext:opacity="100%" fo:font-weight="bold"/>
    </style:style>
    <style:style style:name="T19" style:family="text">
      <style:text-properties fo:color="#bbbbbb" loext:opacity="100%"/>
    </style:style>
    <style:style style:name="T20" style:family="text">
      <style:text-properties fo:color="#bbbbbb" loext:opacity="100%" fo:font-style="normal" style:text-underline-style="none" fo:font-weight="normal"/>
    </style:style>
    <style:style style:name="T21" style:family="text">
      <style:text-properties fo:color="#902000" loext:opacity="100%"/>
    </style:style>
    <style:style style:name="T22" style:family="text">
      <style:text-properties fo:color="#06287e" loext:opacity="100%"/>
    </style:style>
    <style:style style:name="T23" style:family="text">
      <style:text-properties fo:color="#000000" loext:opacity="100%"/>
    </style:style>
    <style:style style:name="T24" style:family="text">
      <style:text-properties fo:color="#666666" loext:opacity="100%"/>
    </style:style>
    <style:style style:name="T25" style:family="text">
      <style:text-properties fo:color="#40a070" loext:opacity="100%"/>
    </style:style>
    <style:style style:name="T26" style:family="text">
      <style:text-properties fo:color="#40a070" loext:opacity="100%" officeooo:rsid="006848a1"/>
    </style:style>
    <style:style style:name="T27" style:family="text">
      <style:text-properties fo:color="#40a070" loext:opacity="100%" officeooo:rsid="00782dd4"/>
    </style:style>
    <style:style style:name="T28" style:family="text">
      <style:text-properties officeooo:rsid="00699b26"/>
    </style:style>
    <style:style style:name="T29" style:family="text">
      <style:text-properties fo:color="#4070a0" loext:opacity="100%"/>
    </style:style>
    <style:style style:name="T30" style:family="text">
      <style:text-properties officeooo:rsid="0074a40a"/>
    </style:style>
    <style:style style:name="T31" style:family="text">
      <style:text-properties officeooo:rsid="007d088e"/>
    </style:style>
    <style:style style:name="T32" style:family="text">
      <style:text-properties fo:font-style="normal" officeooo:rsid="007dcf2e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3">Министерство образования, науки и молодежной политики</text:p>
      <text:p text:style-name="P6">Краснодарского <text:s/>края</text:p>
      <text:p text:style-name="P14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8"/></text:span></text:p>
      <text:p text:style-name="P2"/>
      <text:p text:style-name="P2"/>
      <text:p text:style-name="P12"/>
      <text:p text:style-name="P25">РАЗРАБОТКА МОБИЛЬННЫХ ПРИЛОЖЕНИЙ</text:p>
      <text:p text:style-name="P13"/>
      <text:p text:style-name="P13"/>
      <text:p text:style-name="P10">ЛАБОРАТОРНАЯ РАБОТА №<text:span text:style-name="T31">4</text:span></text:p>
      <text:p text:style-name="P3">по теме:</text:p>
      <text:p text:style-name="P20">Знакомство</text:p>
      <text:p text:style-name="Заголовок_20_2_20_титул"/>
      <text:p text:style-name="Заголовок_20_2_20_титул"/>
      <text:p text:style-name="P7"><text:span text:style-name="T4">Выполн</text:span><text:span text:style-name="T5">ил:</text:span><text:span text:style-name="T2"> </text:span></text:p>
      <text:p text:style-name="P7"><text:span text:style-name="T3">студент ЕПК,</text:span> <text:span text:style-name="T3">группа</text:span> <text:span text:style-name="T14">И-32</text:span></text:p>
      <text:p text:style-name="P26">Ивахненко Дмитрий Валерьевич</text:p>
      <text:p text:style-name="P8"/>
      <text:p text:style-name="P11"><text:span text:style-name="T3">Проверил</text:span>:</text:p>
      <text:p text:style-name="P24"><text:span text:style-name="T3">преподаватель</text:span><text:span text:style-name="T1"> </text:span><text:span text:style-name="Emphasis"><text:span text:style-name="T32">Разработки мобильных приложений</text:span></text:span></text:p>
      <text:p text:style-name="P9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>Ейск <text:span text:style-name="T16">2024</text:span></text:p>
      <text:h text:style-name="P21" text:outline-level="2"><text:span text:style-name="T7">1 </text:span><text:span text:style-name="T6">Постановка задачи</text:span></text:h>
      <text:p text:style-name="Text_20_body"><text:tab/><text:span text:style-name="T14">В данной лабораторной работе необходимо более глубоко освоить и изучить различные элементы языка программирования </text:span><text:span text:style-name="T10">Kotlin. </text:span><text:span text:style-name="T14">А именно:</text:span></text:p>
      <text:p text:style-name="P27"><text:span text:style-name="T12">1. </text:span><text:span text:style-name="T15">Получить теоретические знания работы с коллекциями </text:span><text:span text:style-name="T11">Kotlin</text:span></text:p>
      <text:p text:style-name="P28"><text:span text:style-name="T11">2.</text:span></text:p>
      <text:h text:style-name="Heading_20_2" text:outline-level="2"><text:span text:style-name="T13">2 </text:span><text:span text:style-name="T12">Рекурсивный алгоритм</text:span></text:h>
      <text:p text:style-name="P17"><text:span text:style-name="T12">Алгоритм вычисления функции </text:span><text:span text:style-name="T17">F(n)</text:span><text:span text:style-name="T12"> задан <text:s/>следующими соотношениями: <text:s text:c="23"/></text:span><text:span text:style-name="T17">F(n) = <text:s/>n + 3, при n &lt;= 18 <text:s/></text:span></text:p>
      <text:p text:style-name="P19">F(n) = (n // 3) · F(n // 3) + n – 12, при n &gt; 18, кратных 3 <text:s/></text:p>
      <text:p text:style-name="P18"><text:span text:style-name="T17">F(n) = F(n–1) + n · n + 5, при n &gt; 18, <text:s/>не кратных 3 </text:span><text:span text:style-name="T12"><text:s/></text:span></text:p>
      <text:p text:style-name="P16"><text:span text:style-name="T12">Определите количество натуральных значений n из <text:s/>отрезка </text:span><text:span text:style-name="T17">[1; 800]</text:span><text:span text:style-name="T17"><text:note text:id="ftn1" text:note-class="footnote"><text:note-citation>1</text:note-citation><text:note-body><text:p text:style-name="P15">Необходимо производить замеры с изменяемой границей отрезка: от 800 до 10000000</text:p></text:note-body></text:note></text:span><text:span text:style-name="T12">, для которых <text:s text:c="19"/>все цифры значения </text:span><text:span text:style-name="T17">F(n)</text:span><text:span text:style-name="T12"> чётные.</text:span></text:p>
      <text:h text:style-name="Heading_20_2" text:outline-level="2">3 Реализация <text:span text:style-name="T28">рекурсии</text:span></text:h>
      <text:list xml:id="list1841822282" text:style-name="Нумерация_20_кода">
        <text:list-item>
          <text:p text:style-name="P30"><text:span text:style-name="T18">static</text:span><text:span text:style-name="T19"> </text:span><text:span text:style-name="T21">ulong</text:span><text:span text:style-name="T19"> </text:span><text:span text:style-name="T22">Rec</text:span><text:span text:style-name="T23">(</text:span><text:span text:style-name="T21">ulong</text:span><text:span text:style-name="T19"> </text:span><text:span text:style-name="T23">x){</text:span></text:p>
        </text:list-item>
        <text:list-item>
          <text:p text:style-name="P30"><text:span text:style-name="T19"><text:s text:c="4"/></text:span><text:span text:style-name="T18">if</text:span><text:span text:style-name="T23">(x</text:span><text:span text:style-name="T19"> </text:span><text:span text:style-name="T24">&lt;=</text:span><text:span text:style-name="T19"> </text:span><text:span text:style-name="T25">18</text:span><text:span text:style-name="T23">)</text:span></text:p>
        </text:list-item>
        <text:list-item>
          <text:p text:style-name="P30"><text:span text:style-name="T19"><text:s text:c="8"/></text:span><text:span text:style-name="T18">return</text:span><text:span text:style-name="T19"> </text:span><text:span text:style-name="T23">x</text:span><text:span text:style-name="T19"> </text:span><text:span text:style-name="T24">+</text:span><text:span text:style-name="T19"> </text:span><text:span text:style-name="T25">3</text:span><text:span text:style-name="T23">;</text:span></text:p>
        </text:list-item>
        <text:list-item>
          <text:p text:style-name="P30"><text:span text:style-name="T19"><text:s text:c="4"/></text:span><text:span text:style-name="T18">else</text:span><text:span text:style-name="T19"> </text:span><text:span text:style-name="T22">if</text:span><text:span text:style-name="T23">(x</text:span><text:span text:style-name="T19"> </text:span><text:span text:style-name="T24">&gt;</text:span><text:span text:style-name="T19"> </text:span><text:span text:style-name="T25">18</text:span><text:span text:style-name="T19"> </text:span><text:span text:style-name="T24">&amp;&amp;</text:span><text:span text:style-name="T19"> </text:span><text:span text:style-name="T23">x</text:span><text:span text:style-name="T19"> </text:span><text:span text:style-name="T24">%</text:span><text:span text:style-name="T19"> </text:span><text:span text:style-name="T25">3</text:span><text:span text:style-name="T19"> </text:span><text:span text:style-name="T24">==</text:span><text:span text:style-name="T19"> </text:span><text:span text:style-name="T25">0</text:span><text:span text:style-name="T23">)</text:span></text:p>
        </text:list-item>
        <text:list-item>
          <text:p text:style-name="P30"><text:span text:style-name="T19"><text:s text:c="8"/></text:span><text:span text:style-name="T18">return</text:span><text:span text:style-name="T19"> </text:span><text:span text:style-name="T23">x</text:span><text:span text:style-name="T19"> </text:span><text:span text:style-name="T24">/</text:span><text:span text:style-name="T19"> </text:span><text:span text:style-name="T25">3</text:span><text:span text:style-name="T19"> </text:span><text:span text:style-name="T24">*</text:span><text:span text:style-name="T19"> </text:span><text:span text:style-name="T23">Rec(x</text:span><text:span text:style-name="T19"> </text:span><text:span text:style-name="T24">/</text:span><text:span text:style-name="T19"> </text:span><text:span text:style-name="T25">3</text:span><text:span text:style-name="T23">)</text:span><text:span text:style-name="T19"> </text:span><text:span text:style-name="T24">+</text:span><text:span text:style-name="T19"> </text:span><text:span text:style-name="T23">x</text:span><text:span text:style-name="T19"> </text:span><text:span text:style-name="T24">-</text:span><text:span text:style-name="T19"> </text:span><text:span text:style-name="T25">12</text:span><text:span text:style-name="T23">;</text:span></text:p>
        </text:list-item>
        <text:list-item>
          <text:p text:style-name="P30"><text:span text:style-name="T19"><text:s text:c="4"/></text:span><text:span text:style-name="T18">else</text:span></text:p>
        </text:list-item>
        <text:list-item>
          <text:p text:style-name="P30"><text:span text:style-name="T19"><text:s text:c="8"/></text:span><text:span text:style-name="T18">return</text:span><text:span text:style-name="T19"> </text:span><text:span text:style-name="T22">Rec</text:span><text:span text:style-name="T23">(x</text:span><text:span text:style-name="T19"> </text:span><text:span text:style-name="T24">-</text:span><text:span text:style-name="T19"> </text:span><text:span text:style-name="T25">1</text:span><text:span text:style-name="T23">)</text:span><text:span text:style-name="T19"> </text:span><text:span text:style-name="T24">+</text:span><text:span text:style-name="T19"> </text:span><text:span text:style-name="T23">x</text:span><text:span text:style-name="T19"> </text:span><text:span text:style-name="T24">*</text:span><text:span text:style-name="T19"> </text:span><text:span text:style-name="T23">x</text:span><text:span text:style-name="T19"> </text:span><text:span text:style-name="T24">+</text:span><text:span text:style-name="T19"> </text:span><text:span text:style-name="T25">5</text:span><text:span text:style-name="T23">;</text:span></text:p>
        </text:list-item>
        <text:list-item>
          <text:p text:style-name="P32">}<text:span text:style-name="T20"/></text:p>
        </text:list-item>
        <text:list-item>
          <text:p text:style-name="P30"><text:span text:style-name="T18">static</text:span><text:span text:style-name="T19"> </text:span><text:span text:style-name="T21">ulong</text:span><text:span text:style-name="T19"> </text:span><text:span text:style-name="T22">RecSum</text:span><text:span text:style-name="T23">()</text:span><text:span text:style-name="T19"> </text:span><text:span text:style-name="T23">{</text:span></text:p>
        </text:list-item>
        <text:list-item>
          <text:p text:style-name="P30"><text:span text:style-name="T19"><text:s text:c="4"/></text:span><text:span text:style-name="T21">ulong</text:span><text:span text:style-name="T19"> </text:span><text:span text:style-name="T23">k</text:span><text:span text:style-name="T19"> </text:span><text:span text:style-name="T24">=</text:span><text:span text:style-name="T19"> </text:span><text:span text:style-name="T25">0</text:span><text:span text:style-name="T23">;</text:span></text:p>
        </text:list-item>
        <text:list-item>
          <text:p text:style-name="P30"><text:span text:style-name="T19"><text:s text:c="4"/></text:span><text:span text:style-name="T18">for</text:span><text:span text:style-name="T19"> </text:span><text:span text:style-name="T23">(</text:span><text:span text:style-name="T21">ulong</text:span><text:span text:style-name="T19"> </text:span><text:span text:style-name="T23">i</text:span><text:span text:style-name="T19"> </text:span><text:span text:style-name="T24">=</text:span><text:span text:style-name="T19"> </text:span><text:span text:style-name="T25">1</text:span><text:span text:style-name="T23">;</text:span><text:span text:style-name="T19"> </text:span><text:span text:style-name="T23">i</text:span><text:span text:style-name="T19"> </text:span><text:span text:style-name="T24">&lt;=</text:span><text:span text:style-name="T19"> </text:span><text:span text:style-name="T27">1000000</text:span><text:span text:style-name="T26">0</text:span><text:span text:style-name="T23">;</text:span><text:span text:style-name="T19"> </text:span><text:span text:style-name="T23">i</text:span><text:span text:style-name="T24">++</text:span><text:span text:style-name="T23">)</text:span><text:span text:style-name="T19"> </text:span><text:span text:style-name="T23">{</text:span></text:p>
        </text:list-item>
        <text:list-item>
          <text:p text:style-name="P30"><text:span text:style-name="T19"><text:s text:c="8"/></text:span><text:span text:style-name="T21">bool</text:span><text:span text:style-name="T19"> </text:span><text:span text:style-name="T23">ch</text:span><text:span text:style-name="T19"> </text:span><text:span text:style-name="T24">=</text:span><text:span text:style-name="T19"> </text:span><text:span text:style-name="T18">true</text:span><text:span text:style-name="T23">;</text:span></text:p>
        </text:list-item>
        <text:list-item>
          <text:p text:style-name="P30"><text:span text:style-name="T19"><text:s text:c="8"/></text:span><text:span text:style-name="T21">ulong</text:span><text:span text:style-name="T19"> </text:span><text:span text:style-name="T23">a</text:span><text:span text:style-name="T19"> </text:span><text:span text:style-name="T24">=</text:span><text:span text:style-name="T19"> </text:span><text:span text:style-name="T23">Rec(i);</text:span></text:p>
        </text:list-item>
        <text:list-item>
          <text:p text:style-name="P30"><text:span text:style-name="T19"><text:s text:c="8"/></text:span><text:span text:style-name="T18">while</text:span><text:span text:style-name="T19"> </text:span><text:span text:style-name="T23">(a</text:span><text:span text:style-name="T19"> </text:span><text:span text:style-name="T24">!=</text:span><text:span text:style-name="T19"> </text:span><text:span text:style-name="T25">0</text:span><text:span text:style-name="T23">)</text:span><text:span text:style-name="T19"> </text:span><text:span text:style-name="T23">{</text:span></text:p>
        </text:list-item>
        <text:list-item>
          <text:p text:style-name="P30"><text:span text:style-name="T19"><text:s text:c="12"/></text:span><text:span text:style-name="T18">if</text:span><text:span text:style-name="T19"> </text:span><text:span text:style-name="T23">(a</text:span><text:span text:style-name="T19"> </text:span><text:span text:style-name="T24">%</text:span><text:span text:style-name="T19"> </text:span><text:span text:style-name="T25">2</text:span><text:span text:style-name="T19"> </text:span><text:span text:style-name="T24">==</text:span><text:span text:style-name="T19"> </text:span><text:span text:style-name="T25">0</text:span><text:span text:style-name="T23">)</text:span><text:span text:style-name="T19"> </text:span><text:span text:style-name="T23">{</text:span></text:p>
        </text:list-item>
        <text:list-item>
          <text:p text:style-name="P30"><text:span text:style-name="T19"><text:s text:c="16"/></text:span><text:span text:style-name="T23">a</text:span><text:span text:style-name="T19"> </text:span><text:span text:style-name="T24">/=</text:span><text:span text:style-name="T19"> </text:span><text:span text:style-name="T25">10</text:span><text:span text:style-name="T23">;</text:span></text:p>
        </text:list-item>
        <text:list-item>
          <text:p text:style-name="P30"><text:span text:style-name="T19"><text:s text:c="12"/></text:span><text:span text:style-name="T23">}</text:span><text:span text:style-name="T19"> </text:span><text:span text:style-name="T18">else</text:span><text:span text:style-name="T19"> </text:span><text:span text:style-name="T23">{</text:span></text:p>
        </text:list-item>
        <text:list-item>
          <text:p text:style-name="P30"><text:span text:style-name="T19"><text:s text:c="16"/></text:span><text:span text:style-name="T23">ch</text:span><text:span text:style-name="T19"> </text:span><text:span text:style-name="T24">=</text:span><text:span text:style-name="T19"> </text:span><text:span text:style-name="T18">false</text:span><text:span text:style-name="T23">;</text:span></text:p>
        </text:list-item>
        <text:list-item>
          <text:p text:style-name="P30"><text:soft-page-break/><text:span text:style-name="T19"><text:s text:c="16"/></text:span><text:span text:style-name="T18">break</text:span><text:span text:style-name="T23">;</text:span></text:p>
        </text:list-item>
        <text:list-item>
          <text:p text:style-name="P30"><text:span text:style-name="T19"><text:s text:c="12"/></text:span><text:span text:style-name="T23">}</text:span></text:p>
        </text:list-item>
        <text:list-item>
          <text:p text:style-name="P30"><text:span text:style-name="T19"><text:s text:c="9"/></text:span><text:span text:style-name="T23">}</text:span></text:p>
        </text:list-item>
        <text:list-item>
          <text:p text:style-name="P30"><text:span text:style-name="T19"><text:s text:c="9"/></text:span><text:span text:style-name="T18">if</text:span><text:span text:style-name="T19"> </text:span><text:span text:style-name="T23">(ch</text:span><text:span text:style-name="T19"> </text:span><text:span text:style-name="T24">==</text:span><text:span text:style-name="T19"> </text:span><text:span text:style-name="T18">true</text:span><text:span text:style-name="T23">)</text:span><text:span text:style-name="T19"> </text:span><text:span text:style-name="T23">k</text:span><text:span text:style-name="T24">++</text:span><text:span text:style-name="T23">;</text:span></text:p>
        </text:list-item>
        <text:list-item>
          <text:p text:style-name="P30"><text:span text:style-name="T19"><text:s text:c="4"/></text:span><text:span text:style-name="T23">}</text:span></text:p>
        </text:list-item>
        <text:list-item>
          <text:p text:style-name="P30"><text:span text:style-name="T19"><text:s text:c="4"/></text:span><text:span text:style-name="T18">return</text:span><text:span text:style-name="T19"> </text:span><text:span text:style-name="T23">k;</text:span></text:p>
        </text:list-item>
        <text:list-item>
          <text:p text:style-name="P32">}</text:p>
        </text:list-item>
      </text:list>
      <text:h text:style-name="P22" text:outline-level="2">4 <text:span text:style-name="T30">Создание Task и замер производительности</text:span></text:h>
      <text:list text:continue-numbering="true" text:style-name="Нумерация_20_кода">
        <text:list-item text:start-value="1">
          <text:p text:style-name="P31"><text:span text:style-name="T18">static</text:span><text:span text:style-name="T19"> </text:span><text:span text:style-name="T18">void</text:span><text:span text:style-name="T19"> </text:span><text:span text:style-name="T22">GetResult</text:span><text:span text:style-name="T23">()</text:span><text:span text:style-name="T19"> </text:span><text:span text:style-name="T23">{</text:span></text:p>
        </text:list-item>
        <text:list-item>
          <text:p text:style-name="P31"><text:span text:style-name="T19"><text:s text:c="4"/></text:span><text:span text:style-name="T21">var</text:span><text:span text:style-name="T19"> </text:span><text:span text:style-name="T23">TaskRec</text:span><text:span text:style-name="T19"> </text:span><text:span text:style-name="T24">=</text:span><text:span text:style-name="T19"> </text:span><text:span text:style-name="T18">new</text:span><text:span text:style-name="T19"> </text:span><text:span text:style-name="T23">Task</text:span><text:span text:style-name="T24">&lt;</text:span><text:span text:style-name="T21">ulong</text:span><text:span text:style-name="T24">&gt;</text:span><text:span text:style-name="T23">(()</text:span><text:span text:style-name="T19"> </text:span><text:span text:style-name="T24">=&gt;</text:span><text:span text:style-name="T19"> </text:span><text:span text:style-name="T23">RecSum());</text:span></text:p>
        </text:list-item>
        <text:list-item>
          <text:p text:style-name="P31"><text:span text:style-name="T19"><text:s text:c="4"/></text:span><text:span text:style-name="T23">TaskRec.Start();</text:span></text:p>
        </text:list-item>
        <text:list-item>
          <text:p text:style-name="P31"><text:span text:style-name="T19"><text:s text:c="4"/></text:span><text:span text:style-name="T23">Console.WriteLine(</text:span><text:span text:style-name="T29">$"Результат вычислений {TaskRec.Result}"</text:span><text:span text:style-name="T23">);</text:span><text:span text:style-name="T19"> <text:s text:c="3"/></text:span></text:p>
        </text:list-item>
        <text:list-item>
          <text:p text:style-name="P33">}<text:span text:style-name="T20"/></text:p>
        </text:list-item>
        <text:list-item>
          <text:p text:style-name="P31"><text:span text:style-name="T21">var</text:span><text:span text:style-name="T19"> </text:span><text:span text:style-name="T23">stopwatch</text:span><text:span text:style-name="T19"> </text:span><text:span text:style-name="T24">=</text:span><text:span text:style-name="T19"> </text:span><text:span text:style-name="T18">new</text:span><text:span text:style-name="T19"> </text:span><text:span text:style-name="T23">Stopwatch();</text:span></text:p>
        </text:list-item>
        <text:list-item>
          <text:p text:style-name="P33">stopwatch.Start();</text:p>
        </text:list-item>
        <text:list-item>
          <text:p text:style-name="P33">GetResult();</text:p>
        </text:list-item>
        <text:list-item>
          <text:p text:style-name="P31"><text:span text:style-name="T21">long</text:span><text:span text:style-name="T19"> </text:span><text:span text:style-name="T23">elapsedTime</text:span><text:span text:style-name="T19"> </text:span><text:span text:style-name="T24">=</text:span><text:span text:style-name="T19"> </text:span><text:span text:style-name="T23">stopwatch.ElapsedMilliseconds;</text:span></text:p>
        </text:list-item>
        <text:list-item>
          <text:p text:style-name="P29">Console.WriteLine($"Время выполнения: {elapsedTime} ms"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1:06:12.421000000</meta:creation-date>
    <meta:editing-duration>PT4H2M8S</meta:editing-duration>
    <meta:editing-cycles>28</meta:editing-cycles>
    <meta:generator>LibreOffice/24.2.3.2$Windows_X86_64 LibreOffice_project/433d9c2ded56988e8a90e6b2e771ee4e6a5ab2ba</meta:generator>
    <dc:title>Реферат ГОСТ</dc:title>
    <dc:date>2024-09-13T10:10:08.455000000</dc:date>
    <meta:print-date>2024-09-11T00:20:13.464788517</meta:print-date>
    <meta:printed-by>Файлы PDF</meta:printed-by>
    <meta:document-statistic meta:table-count="0" meta:image-count="0" meta:object-count="0" meta:page-count="3" meta:paragraph-count="62" meta:word-count="335" meta:character-count="2093" meta:non-whitespace-character-count="1606"/>
  </office:meta>
</office:document-meta>
</file>